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f1e6f" officeooo:paragraph-rsid="000f1e6f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f1e6f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0f1e6f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officeooo:paragraph-rsid="000f1e6f"/>
    </style:style>
    <style:style style:name="P7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officeooo:rsid="000f1e6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1e6f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Вопрос:</text:span> Дайте определение вектора градиента.</text:p>
      <text:p text:style-name="P3"/>
      <text:p text:style-name="P2">Ответ:</text:p>
      <text:p text:style-name="P5">Вектор градиента - это вектор, состоящий из частных производных функции по каждой переменной. Если у функции есть переменные x₁, x₂, ..., xn, то вектор градиента имеет следующий вид:</text:p>
      <text:p text:style-name="P6">grad(f)= (df/dx₁, df/dx₂, ..., df/dxn).</text:p>
      <text:p text:style-name="P5">Геометрически вектор градиента указывает направление наибольшего возрастания функции в каждой точке.</text:p>
      <text:p text:style-name="P3"/>
      <text:p text:style-name="P3"/>
      <text:p text:style-name="P1"><text:span text:style-name="T2">Вопрос: </text:span>Как связаны вектор градиента и точка локального минимума функции?</text:p>
      <text:p text:style-name="P1"/>
      <text:p text:style-name="P4"><text:span text:style-name="T3">Ответ:</text:span><text:span text:style-name="T1"> </text:span>Связь вектора градиента с точкой локального минимума функции заключается в следующем:</text:p>
      <text:list xml:id="list3896118936" text:style-name="L1">
        <text:list-item>
          <text:p text:style-name="P7">Точка локального минимума функции - это точка, в которой функция принимает наименьшее значение в некоторой окрестности этой точки.</text:p>
        </text:list-item>
        <text:list-item>
          <text:p text:style-name="P7">Если функция имеет локальный минимум в точке, то в этой точке вектор градиента равен нулю (∇f = 0). Это связано с тем, что в локальном минимуме функция не меняется по направлению градиента.</text:p>
        </text:list-item>
      </text:list>
      <text:p text:style-name="P1"/>
      <text:p text:style-name="P1"/>
      <text:p text:style-name="P1"><text:span text:style-name="T2">Вопрос:</text:span> Дайте определение поверхности уровня. Как ее построить? Приведите поясняющий рисунок.</text:p>
      <text:p text:style-name="P3"/>
      <text:p text:style-name="P2">Ответ:</text:p>
      <text:p text:style-name="P3">Поверхность уровня функции многих переменных - это множество точек в пространстве переменных, в которых функция принимает одно и то же значение. То есть, для функции f(x₁, x₂, ..., xn) и конкретного значения c, поверхность уровня представляет собой множество точек (x₁, x₂, ..., xn), для которых f(x₁, x₂, ..., xn) = c. 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3-05-26T14:30:44.065000000</dc:date>
    <meta:editing-duration>PT14H12M3S</meta:editing-duration>
    <meta:editing-cycles>1</meta:editing-cycles>
    <meta:document-statistic meta:table-count="0" meta:image-count="0" meta:object-count="0" meta:page-count="1" meta:paragraph-count="12" meta:word-count="207" meta:character-count="1278" meta:non-whitespace-character-count="1104"/>
  </office:meta>
</office:document-meta>
</file>